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bed" officeooo:paragraph-rsid="00071bed"/>
    </style:style>
    <style:style style:name="P2" style:family="paragraph" style:parent-style-name="Standard">
      <style:text-properties officeooo:rsid="00083e39" officeooo:paragraph-rsid="00083e39"/>
    </style:style>
    <style:style style:name="P3" style:family="paragraph" style:parent-style-name="Standard">
      <style:text-properties officeooo:rsid="00097f78" officeooo:paragraph-rsid="00097f78"/>
    </style:style>
    <style:style style:name="P4" style:family="paragraph" style:parent-style-name="Standard">
      <style:text-properties officeooo:rsid="00097f78" officeooo:paragraph-rsid="00097f78"/>
    </style:style>
    <style:style style:name="P5" style:family="paragraph" style:parent-style-name="Standard">
      <style:text-properties officeooo:rsid="000be996" officeooo:paragraph-rsid="000be996"/>
    </style:style>
    <style:style style:name="T1" style:family="text">
      <style:text-properties officeooo:rsid="000b2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djin: minercrack<text:span text:style-name="T1">@xmpp.jp</text:span> s4p8m1992spm</text:p>
      <text:p text:style-name="P2">ICQ: 357354342 515151</text:p>
      <text:p text:style-name="P3"><text:a xlink:type="simple" xlink:href="http://www.carismo.biz/" text:style-name="Internet_20_link" text:visited-style-name="Visited_20_Internet_20_Link">http://www.carismo.biz</text:a> <text:s/><text:a xlink:type="simple" xlink:href="mailto:MatrixAnonym@protonmail.com" text:style-name="Internet_20_link" text:visited-style-name="Visited_20_Internet_20_Link">MatrixAnonym@protonmail.com</text:a> <text:s/>s4p8m1992spm</text:p>
      <text:p text:style-name="P3"><text:a xlink:type="simple" xlink:href="https://coinfest.cc/" text:style-name="Internet_20_link" text:visited-style-name="Visited_20_Internet_20_Link">https://coinfest.cc</text:a> Swetstil31 </text:p>
      <text:p text:style-name="P3"><text:a xlink:type="simple" xlink:href="https://bitcoininvestclub.com/" text:style-name="Internet_20_link" text:visited-style-name="Visited_20_Internet_20_Link">https://bitcoininvestclub.com</text:a> Swetstil31 </text:p>
      <text:p text:style-name="P5"><text:a xlink:type="simple" xlink:href="https://help.github.com/" text:style-name="Internet_20_link" text:visited-style-name="Visited_20_Internet_20_Link">https://help.github.com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0:22:51.407262736</meta:creation-date>
    <dc:date>2017-10-13T23:38:36.212263515</dc:date>
    <meta:editing-duration>PT14M41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1" meta:paragraph-count="6" meta:word-count="14" meta:character-count="221" meta:non-whitespace-character-count="208"/>
  </office:meta>
</office:document-meta>
</file>